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10f8e7"/>
    </style:style>
    <style:style style:name="P4" style:family="paragraph" style:parent-style-name="Kolofon">
      <style:text-properties officeooo:paragraph-rsid="0032a822"/>
    </style:style>
    <style:style style:name="P5" style:family="paragraph" style:parent-style-name="CIP">
      <style:text-properties officeooo:paragraph-rsid="0032a822"/>
    </style:style>
    <style:style style:name="P6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8pt" officeooo:rsid="0032a822" officeooo:paragraph-rsid="0032a822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6pt" fo:font-style="italic" officeooo:rsid="0032a822" officeooo:paragraph-rsid="0032a822" style:font-size-asian="16pt" style:font-style-asian="italic" style:font-size-complex="16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32pt" fo:font-style="normal" fo:font-weight="bold" officeooo:paragraph-rsid="0032a822" style:font-size-asian="32pt" style:font-style-asian="normal" style:font-weight-asian="bold" style:font-size-complex="32pt" style:font-style-complex="normal" style:font-weight-complex="bold"/>
    </style:style>
    <style:style style:name="P15" style:family="paragraph" style:parent-style-name="Text_20_body">
      <style:text-properties officeooo:rsid="00339a8e" officeooo:paragraph-rsid="003c7867"/>
    </style:style>
    <style:style style:name="P16" style:family="paragraph" style:parent-style-name="Heading_20_2">
      <style:text-properties officeooo:paragraph-rsid="003c7867"/>
    </style:style>
    <style:style style:name="P17" style:family="paragraph" style:parent-style-name="Standard" style:master-page-name="Začetek_20_knjige">
      <style:paragraph-properties fo:text-align="center" style:justify-single-word="false" style:page-number="auto"/>
      <style:text-properties officeooo:paragraph-rsid="0013879b"/>
    </style:style>
    <style:style style:name="P18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19" style:family="paragraph" style:parent-style-name="Heading_20_1" style:master-page-name="Začetek_20_knjige">
      <style:paragraph-properties style:page-number="auto" fo:break-before="page"/>
    </style:style>
    <style:style style:name="P20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1" style:family="paragraph" style:parent-style-name="CIP" style:list-style-name="L1">
      <style:text-properties officeooo:paragraph-rsid="0010f8e7"/>
    </style:style>
    <style:style style:name="P22" style:family="paragraph" style:parent-style-name="Text_20_body" style:list-style-name="L2">
      <style:paragraph-properties fo:margin-top="0.101cm" fo:margin-bottom="0cm" style:contextual-spacing="false"/>
      <style:text-properties officeooo:paragraph-rsid="003c7867"/>
    </style:style>
    <style:style style:name="P23" style:family="paragraph" style:parent-style-name="Text_20_body" style:list-style-name="L2">
      <style:text-properties officeooo:paragraph-rsid="003c7867"/>
    </style:style>
    <style:style style:name="P24" style:family="paragraph" style:parent-style-name="Text_20_body" style:list-style-name="L2">
      <style:paragraph-properties fo:margin-top="0.101cm" fo:margin-bottom="0cm" style:contextual-spacing="false"/>
      <style:text-properties officeooo:rsid="0039bd5a" officeooo:paragraph-rsid="003c7867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officeooo:rsid="003c6463"/>
    </style:style>
    <style:style style:name="T10" style:family="text">
      <style:text-properties officeooo:rsid="003cc92f"/>
    </style:style>
    <style:style style:name="T11" style:family="text">
      <style:text-properties fo:font-style="italic" officeooo:rsid="003cc92f" style:font-style-asian="italic" style:font-style-complex="italic"/>
    </style:style>
    <style:style style:name="T12" style:family="text">
      <style:text-properties style:text-position="super 58%" officeooo:rsid="003cc92f"/>
    </style:style>
    <style:style style:name="T13" style:family="text">
      <style:text-properties style:text-position="sub 58%" officeooo:rsid="003cc9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19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8"/>
      <text:p text:style-name="P6"/>
      <text:p text:style-name="P7"/>
      <text:p text:style-name="P11"/>
      <text:p text:style-name="P11"/>
      <text:p text:style-name="P11">Sveto pismo</text:p>
      <text:p text:style-name="P11">kralja Jakoba</text:p>
      <text:p text:style-name="P11"/>
      <text:p text:style-name="P10"/>
      <text:p text:style-name="P14">SloKJV</text:p>
      <text:p text:style-name="P10"/>
      <text:p text:style-name="P12"/>
      <text:p text:style-name="P12"/>
      <text:p text:style-name="P12"/>
      <text:p text:style-name="P13">študijska izdaja</text:p>
      <text:p text:style-name="P12"/>
      <text:p text:style-name="P8"/>
      <text:p text:style-name="P8"/>
      <text:p text:style-name="P9">Škofja Loka, 2023</text:p>
      <text:p text:style-name="P4"/>
      <text:p text:style-name="P1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P2"><text:bookmark text:name="productTitle"/><text:bookmark text:name="title"/>Naslov izvirnika: Holy Bible King James Version</text:p>
      <text:p text:style-name="P2"/>
      <text:p text:style-name="P5"><text:span text:style-name="T1">Prev</text:span><text:span text:style-name="T2">o</text:span><text:span text:style-name="T1">d: </text:span><text:span text:style-name="T6">Marjan Šavli </text:span><text:span text:style-name="T7">in </text:span>Barbara Hojkar Šavli</text:p>
      <text:p text:style-name="P2">Priprava besedila: Marjan Šavli, <text:a xlink:type="simple" xlink:href="mailto:marjan.savli@gmail.com" text:style-name="Internet_20_link" text:visited-style-name="Visited_20_Internet_20_Link">marjan.savli@gmail.com</text:a></text:p>
      <text:p text:style-name="P2"><text:span text:style-name="T3">Fotografija na naslovnici: </text:span><text:span text:style-name="T7">arhiv družine Šavli</text:span></text:p>
      <text:p text:style-name="P2">Založnik: Marjan Šavli in Barbara Hojkar Šavli, Mestni trg 11, Škofja Loka</text:p>
      <text:p text:style-name="P2"/>
      <text:p text:style-name="P2"><draw:frame draw:style-name="fr1" draw:name="Okvir1" text:anchor-type="paragraph" svg:x="0.012cm" svg:y="0.33cm" svg:width="10.779cm" draw:z-index="0"><draw:text-box fo:min-height="4.207cm"><text:p text:style-name="P20">CIP - </text:p></draw:text-box></draw:frame></text:p>
      <text:p text:style-name="P2"/>
      <text:p text:style-name="P2">BREZPLAČ<text:span text:style-name="T4">EN IZVOD</text:span> – NI ZA PRODAJO</text:p>
      <text:p text:style-name="P2"/>
      <text:p text:style-name="P2"/>
      <text:p text:style-name="P2">Knjiga je objavljen<text:span text:style-name="T5">a</text:span> na spletni strani:</text:p>
      <text:list xml:id="list463760741" text:style-name="L1">
        <text:list-item>
          <text:p text:style-name="P21">https://github.com/msavli/SloKJV</text:p>
        </text:list-item>
      </text:list>
      <text:p text:style-name="Kolofon"/>
      <text:p text:style-name="Kolofon"/>
      <text:p text:style-name="P3"/>
      <text:p text:style-name="P19">Predgov<text:span text:style-name="T8">o</text:span>r</text:p>
      <text:p text:style-name="Text_20_body"/>
      <text:p text:style-name="Text_20_body">Projekt prevoda <text:span text:style-name="Strong_20_Emphasis">Sveto pismo kralja Jakoba</text:span> v slovenski jezik je potekal od maja 2010 do maja 2022. Prevedenih je 66 knjig. Sedaj poteka lektoriranje in odprava napak.</text:p>
      <text:p text:style-name="Text_20_body">Prevedene knjige: Geneza, Eksodus, Levitik, Numeri, Devteronomij, Jozue, Sodniki, Ruta, 1 Samuel, 2 Samuel, 1 Kralji, 2 Kralji, 1 Kroniška, 2 Kroniška, Ezra, Nehemija, Estera, Job, Psalmi, Pregovori, Pridigar, Visoka pesem, Izaija, Jeremija, Žalostinke, Ezekiel, Daniel, Ozej, Joel, Amos, Abdija, Jona, Mihej, Nahum, Habakuk, Sofonija, Agej, Zaharija, Malahija in celotna Nova Zaveza.</text:p>
      <text:p text:style-name="P15">Pred vami je študijska verzija z opombami in referencami.</text:p>
      <text:p text:style-name="P15"/>
      <text:p text:style-name="P16">Posebnosti prevoda:</text:p>
      <text:list xml:id="list1504567238" text:style-name="L2">
        <text:list-item>
          <text:p text:style-name="P22"><text:span text:style-name="T10">d</text:span>odane opombe in reference; KJV 1611,</text:p>
        </text:list-item>
        <text:list-item>
          <text:p text:style-name="P24"><text:span text:style-name="T10">d</text:span>odane približne letnice dogodkov; KJV Oxford 1769,</text:p>
        </text:list-item>
        <text:list-item>
          <text:p text:style-name="P24">»<text:span text:style-name="T11">nagnjene</text:span><text:span text:style-name="T10">« besede so dodane izvirnem KJV besedilu,</text:span></text:p>
        </text:list-item>
        <text:list-item>
          <text:p text:style-name="P23">»<text:span text:style-name="T12">a</text:span>« <text:span text:style-name="T10">opombe KJV 1611 in opombe prevajalca,</text:span></text:p>
        </text:list-item>
        <text:list-item>
          <text:p text:style-name="P23">»<text:span text:style-name="T13">b</text:span>« <text:span text:style-name="T10">sklici na druge dela besedila,</text:span></text:p>
        </text:list-item>
        <text:list-item>
          <text:p text:style-name="P22">»[ ]« <text:span text:style-name="T10">dodala </text:span>prevajalca, ni v originalu,</text:p>
        </text:list-item>
        <text:list-item>
          <text:p text:style-name="P23">»§« razlika <text:span text:style-name="T9">besedila Slo</text:span>KJV in ostali<text:span text:style-name="T9">h</text:span> slovenski<text:span text:style-name="T9">h</text:span> prevod<text:span text:style-name="T9">ov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6" draw:style-name="Mdp1"/>
    <style:master-page style:name="Endnote" style:page-layout-name="Mpm7" draw:style-name="Mdp2">
      <style:footer>
        <text:p text:style-name="Footer"/>
      </style:footer>
    </style:master-page>
    <style:master-page style:name="MP0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jan Šavli</meta:initial-creator>
    <meta:creation-date>2006-09-19T13:32:33</meta:creation-date>
    <dc:date>2023-12-26T18:30:55.355937902</dc:date>
    <meta:printed-by>Marjan Šavli</meta:printed-by>
    <meta:print-date>2007-03-28T13:24:09</meta:print-date>
    <meta:editing-cycles>934</meta:editing-cycles>
    <meta:editing-duration>P6DT16H10M58S</meta:editing-duration>
    <meta:document-statistic meta:table-count="0" meta:image-count="0" meta:object-count="0" meta:page-count="5" meta:paragraph-count="30" meta:word-count="215" meta:character-count="1429" meta:non-whitespace-character-count="1249"/>
    <meta:user-defined meta:name="Info 1"/>
    <meta:user-defined meta:name="Info 2"/>
    <meta:user-defined meta:name="Info 3"/>
    <meta:user-defined meta:name="Info 4"/>
  </office:meta>
</office:document-meta>
</file>